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Courier New" svg:font-family="'Courier New'"/>
    <style:font-face style:name="Lohit Hindi1" svg:font-family="'Lohit Hindi'"/>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6458in" table:align="left" fo:background-color="#f9f9f9">
        <style:background-image/>
      </style:table-properties>
    </style:style>
    <style:style style:name="Table1.A" style:family="table-column">
      <style:table-column-properties style:column-width="1.1306in"/>
    </style:style>
    <style:style style:name="Table1.B" style:family="table-column">
      <style:table-column-properties style:column-width="0.6347in"/>
    </style:style>
    <style:style style:name="Table1.C" style:family="table-column">
      <style:table-column-properties style:column-width="0.9597in"/>
    </style:style>
    <style:style style:name="Table1.D" style:family="table-column">
      <style:table-column-properties style:column-width="0.9208in"/>
    </style:style>
    <style:style style:name="Table1.A1" style:family="table-cell">
      <style:table-cell-properties style:vertical-align="middle" fo:background-color="#f2f2f2"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background-image/>
      </style:table-cell-properties>
    </style:style>
    <style:style style:name="Table1.C1" style:family="table-cell">
      <style:table-cell-properties style:vertical-align="middle" fo:background-color="#f2f2f2" style:border-line-width="0.0007in 0.0347in 0.0007in" fo:padding="0.0194in" fo:border="0.0361in double #808080">
        <style:background-image/>
      </style:table-cell-properties>
    </style:style>
    <style:style style:name="Table1.C2" style:family="table-cell">
      <style:table-cell-properties style:vertical-align="middle" fo:background-color="#f2f2f2" style:border-line-width-left="0.0007in 0.0347in 0.0007in" style:border-line-width-bottom="0.0007in 0.0347in 0.0007in" fo:padding="0.0194in" fo:border-left="0.0361in double #808080" fo:border-right="none" fo:border-top="none" fo:border-bottom="0.0361in double #808080">
        <style:background-image/>
      </style:table-cell-properties>
    </style:style>
    <style:style style:name="Table1.D2" style:family="table-cell">
      <style:table-cell-properties style:vertical-align="middle" fo:background-color="#f2f2f2"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background-image/>
      </style:table-cell-properties>
    </style:style>
    <style:style style:name="Table1.C3"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D3"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925in" table:align="left"/>
    </style:style>
    <style:style style:name="Table2.A" style:family="table-column">
      <style:table-column-properties style:column-width="0.4465in"/>
    </style:style>
    <style:style style:name="Table2.B" style:family="table-column">
      <style:table-column-properties style:column-width="6.4785in"/>
    </style:style>
    <style:style style:name="Table2.A1" style:family="table-cell">
      <style:table-cell-properties fo:padding="0.0194in" fo:border="none"/>
    </style:style>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2" style:family="paragraph" style:parent-style-name="Table_20_Contents">
      <style:paragraph-properties fo:padding="0in" fo:border="none"/>
    </style:style>
    <style:style style:name="P3" style:family="paragraph" style:parent-style-name="Standard">
      <style:text-properties fo:font-size="10pt" style:font-size-asian="10pt" style:font-size-complex="10pt"/>
    </style:style>
    <style:style style:name="P4" style:family="paragraph" style:parent-style-name="Standard" style:list-style-name="L1">
      <style:paragraph-properties fo:margin-left="0in" fo:margin-right="0in" fo:orphans="2" fo:widows="2" fo:text-indent="0in" style:auto-text-indent="false"/>
      <style:text-properties fo:font-variant="normal" fo:text-transform="none" fo:color="#000000" style:font-name="verdana" fo:font-size="8.25pt"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6" style:family="paragraph" style:parent-style-name="Standard" style:list-style-name="L1">
      <style:paragraph-properties fo:margin-left="0in" fo:margin-right="0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7" style:family="paragraph" style:parent-style-name="Standard">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in" fo:margin-right="0in" fo:orphans="2" fo:widows="2" fo:text-indent="0in" style:auto-text-indent="false" fo:break-before="page"/>
      <style:text-properties fo:font-variant="normal" fo:text-transform="none" fo:color="#000000" style:font-name="verdana" fo:font-size="10pt" fo:letter-spacing="normal" fo:font-style="normal" fo:font-weight="normal" style:font-size-asian="10pt" style:font-size-complex="10pt"/>
    </style:style>
    <style:style style:name="P9" style:family="paragraph" style:parent-style-name="Text_20_body">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10" style:family="paragraph" style:parent-style-name="Text_20_body">
      <style:text-properties fo:font-size="10pt" style:font-size-asian="10pt" style:font-size-complex="10pt"/>
    </style:style>
    <style:style style:name="P11" style:family="paragraph" style:parent-style-name="Text_20_body">
      <style:paragraph-properties fo:orphans="2" fo:widows="2"/>
      <style:text-properties fo:font-size="10pt" style:font-size-asian="10pt" style:font-size-complex="10pt"/>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3" style:family="paragraph" style:parent-style-name="Text_20_body">
      <style:paragraph-properties fo:margin-top="0in" fo:margin-bottom="0in" fo:orphans="2" fo:widows="2"/>
      <style:text-properties fo:font-variant="normal" fo:text-transform="none" fo:color="#000000" style:font-name="Times New Roman" fo:font-size="10pt" fo:letter-spacing="normal" fo:font-style="normal" fo:font-weight="normal" fo:background-color="transparent" style:font-size-asian="10pt" style:font-size-complex="10pt"/>
    </style:style>
    <style:style style:name="P14" style:family="paragraph" style:parent-style-name="Heading_20_4">
      <style:paragraph-properties fo:margin-left="0in" fo:margin-right="0in" fo:orphans="2" fo:widows="2" fo:text-indent="0in" style:auto-text-indent="false"/>
      <style:text-properties fo:font-variant="normal" fo:text-transform="none" fo:color="#000000" style:font-name="sans-serif" fo:font-size="10pt" fo:letter-spacing="normal" fo:font-style="normal" fo:font-weight="bold" style:font-size-asian="10pt" style:font-size-complex="10pt"/>
    </style:style>
    <style:style style:name="P15" style:family="paragraph" style:parent-style-name="Table_20_Contents">
      <style:paragraph-properties fo:padding="0in" fo:border="none"/>
      <style:text-properties fo:font-size="10pt" style:font-size-asian="10pt" style:font-size-complex="10pt"/>
    </style:style>
    <style:style style:name="P16" style:family="paragraph" style:parent-style-name="Table_20_Contents">
      <style:paragraph-properties fo:text-align="start" style:justify-single-word="false" fo:padding="0in" fo:border="none"/>
      <style:text-properties fo:color="#999999" fo:font-size="10pt" style:font-size-asian="10pt" style:font-size-complex="10pt"/>
    </style:style>
    <style:style style:name="P17" style:family="paragraph" style:parent-style-name="Table_20_Contents">
      <style:text-properties fo:font-size="10pt" style:font-size-asian="10pt" style:font-size-complex="10pt"/>
    </style:style>
    <style:style style:name="P18"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9" style:family="paragraph" style:parent-style-name="Heading_20_2">
      <style:paragraph-properties fo:margin-left="0in" fo:margin-right="0in" fo:orphans="2" fo:widows="2" fo:text-indent="0in" style:auto-text-indent="false"/>
      <style:text-properties fo:font-variant="normal" fo:text-transform="none" fo:color="#000000" style:text-line-through-style="none" style:font-name="Arial" fo:font-size="10pt" fo:letter-spacing="normal" fo:font-style="italic" style:text-underline-style="none" fo:font-weight="bold" style:text-blinking="false" fo:background-color="transparent" style:font-size-asian="10pt" style:font-size-complex="10pt"/>
    </style:style>
    <style:style style:name="P20" style:family="paragraph" style:parent-style-name="Heading_20_2">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21" style:family="paragraph" style:parent-style-name="Table_20_Heading">
      <style:paragraph-properties fo:text-align="center" style:justify-single-word="false" fo:padding="0in" fo:border="none"/>
      <style:text-properties fo:font-size="10pt" style:font-size-asian="10pt" style:font-size-complex="10pt"/>
    </style:style>
    <style:style style:name="P22" style:family="paragraph" style:parent-style-name="Table_20_Heading">
      <style:paragraph-properties fo:text-align="end" style:justify-single-word="false" fo:padding="0in" fo:border="none"/>
      <style:text-properties fo:color="#555555" fo:font-size="10pt" style:font-size-asian="10pt" style:font-size-complex="10pt"/>
    </style:style>
    <style:style style:name="T1" style:family="text">
      <style:text-properties style:text-line-through-style="none" fo:font-size="12pt" style:text-underline-style="none" style:text-blinking="false"/>
    </style:style>
    <style:style style:name="T2" style:family="text">
      <style:text-properties style:text-line-through-style="none" style:text-underline-style="none" style:text-blinking="false"/>
    </style:style>
    <style:style style:name="T3" style:family="text">
      <style:text-properties style:text-line-through-style="none" style:font-name="Courier New" fo:font-size="10pt" style:text-underline-style="none" style:text-blinking="false"/>
    </style:style>
    <style:style style:name="T4" style:family="text">
      <style:text-properties style:text-line-through-style="none" style:font-name="Courier New" style:text-underline-style="none" style:text-blinking="false"/>
    </style:style>
    <style:style style:name="T5" style:family="text">
      <style:text-properties fo:font-variant="normal" fo:text-transform="none" fo:color="#0645ad" style:text-line-through-style="none" fo:font-style="normal" style:text-underline-style="none" fo:font-weight="normal" style:text-blinking="false"/>
    </style:style>
    <style:style style:name="T6" style:family="text">
      <style:text-properties fo:font-variant="normal" fo:text-transform="none" fo:color="#0645ad" style:text-line-through-style="none" fo:font-size="10pt" fo:font-style="normal" style:text-underline-style="none" fo:font-weight="normal" style:text-blinking="false" style:font-size-asian="10pt" style:font-size-complex="10pt"/>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letter-spacing="normal" fo:font-style="italic" fo:font-weight="normal"/>
    </style:style>
    <style:style style:name="T9" style:family="text">
      <style:text-properties fo:font-style="italic"/>
    </style:style>
    <style:style style:name="T10" style:family="text">
      <style:text-properties fo:color="#0000ff" style:text-line-through-style="none" style:font-name="Courier New" fo:font-size="10pt" style:text-underline-style="none" style:text-blinking="false"/>
    </style:style>
    <style:style style:name="T11" style:family="text">
      <style:text-properties fo:color="#0000ff" style:text-line-through-style="none" style:font-name="Courier New" style:text-underline-style="none" style:text-blinking="false"/>
    </style:style>
    <style:style style:name="T12" style:family="text">
      <style:text-properties fo:color="#010001" style:text-line-through-style="none" style:font-name="Courier New" fo:font-size="10pt" style:text-underline-style="none" style:text-blinking="false"/>
    </style:style>
    <style:style style:name="T13" style:family="text">
      <style:text-properties fo:color="#010001" style:text-line-through-style="none" style:font-name="Courier New" style:text-underline-style="none" style:text-blinking="false"/>
    </style:style>
    <style:style style:name="T14" style:family="text">
      <style:text-properties fo:color="#008000" style:text-line-through-style="none" style:font-name="Courier New" fo:font-size="10pt" style:text-underline-style="none" style:text-blinking="false"/>
    </style:style>
    <style:style style:name="T15" style:family="text">
      <style:text-properties fo:color="#008000" style:text-line-through-style="none" style:font-name="Courier New" style:text-underline-style="none" style:text-blinking="false"/>
    </style:style>
    <style:style style:name="T16"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reate wheels using rigid body constraints – hinge – set x-axis to be along axle of wheel</text:p>
      <text:p text:style-name="P5">cylinder collision box seems to work well for wheels</text:p>
      <text:p text:style-name="P5">turn on local collision if the wheels are very close to the vehicle to prevent the two from colliding</text:p>
      <text:p text:style-name="P5"/>
      <text:p text:style-name="P5">damping – resistance to motion – simulates air drag, rolling resistance, etc...</text:p>
      <text:p text:style-name="P7">Damp is the damping factor for the linear velocity, and Rot Damp is the damping factor for the angular velocity. The factor expresses the decrease in velocity over one second. Currently, the damping is regardless of the mass of the objects, so light objects drop as fast as heavy objects. </text:p>
      <text:p text:style-name="P7"><text:s/></text:p>
      <text:h text:style-name="P18" text:outline-level="2">What's the difference between damping and friction?</text:h>
      <text:p text:style-name="P9">Damping is a decrease of velocity in % per second. Damping is useful to achieve a maximum speed. The larger the speed the greater the absolute decrease of speed due to drag. The maximum speed is attained when the acceleration due to forces equals the deceleration due to drag. Damping is also useful for damping out unwanted oscillations due to springs.</text:p>
      <text:p text:style-name="P9">Friction is a force tangent to the contact surface. The friction force has a maximum that is linear to the normal, i.e., the force that presses the objects against each other, (the weight of the object).  The<text:span text:style-name="T9">Friction</text:span> value denotes the Coulomb friction coeffcient, i.e. the ratio of the maximum friction force and the normal force.  A larger <text:span text:style-name="T9">Friction</text:span> value will allow for a larger maximum friction. For a sliding object the friction force will always be the maximum friction force. For a stationary object the friction force will cancel out any tangent force that is less than the maximum friction. If the tangent force is larger than the maximum friction than the object will start sliding. <text:line-break/> </text:p>
      <text:h text:style-name="P20" text:outline-level="2"><text:bookmark text:name="What is Anisotropic Friction?"/>What is Anisotropic Friction?</text:h>
      <text:p text:style-name="P11"><text:span text:style-name="T7">For some objects you need to have different friction in different directions. For instance a skate board will experience relatively little friction when moving it  forward and backward, but a lot of friction when moving it side to side. This is called anisotropic friction. Anisotropic friction is enabled by selecting the </text:span><text:span text:style-name="T8">Anisotropic</text:span><text:span text:style-name="T7"> button in the </text:span><text:span text:style-name="T8">Real-time</text:span><text:span text:style-name="T7"> window.  After selecting this button, three sliders will appear in which the relative coefficient for each of the local axes can be set. A relative coefficient of zero denotes that along the corresponding axis no friction is experienced. A relative coefficient of one denotes that the full friction applies along the corresponding axis.  </text:span><text:line-break/></text:p>
      <text:p text:style-name="P5"/>
      <text:p text:style-name="P5">max tire friction on a dry road ~0.7</text:p>
      <text:p text:style-name="P5">wet road ~0.4</text:p>
      <text:p text:style-name="P1"><text:a xlink:type="simple" xlink:href="http://hyperphysics.phy-astr.gsu.edu/hbase/mechanics/frictire.html"><text:span text:style-name="T16">http://hyperphysics.phy-astr.gsu.edu/hbase/mechanics/frictire.html</text:span></text:a></text:p>
      <text:p text:style-name="P5"/>
      <text:p text:style-name="P5"/>
      <text:p text:style-name="P5">rolling friction:</text:p>
      <text:p text:style-name="P12">A rolling wheel requires a certain amount of friction so that the point of contact of the wheel with the surface will not slip. The amount of traction which can be obtained for an auto tire is determined by the coefficient of static friction between the tire and the road. If the wheel is locked and sliding, the force of friction is determined by the coefficient of kinetic friction and is usually significantly less.</text:p>
      <text:p text:style-name="P9">Assuming that a wheel is rolling without slipping, the surface friction does no work against the motion of the wheel and no energy is lost at that point. However, there is some loss of energy and some deceleration from friction for any real wheel, and this is sometimes referred to as rolling friction. It is partly friction at the axle and can be partly due to flexing of the wheel which will dissipate some energy. Figures of 0.02 to 0.06 have been reported as effective coefficients of rolling friction for automobile tires, compared to about 0.8 for the maximum static friction coefficient between the tire and the road.</text:p>
      <text:p text:style-name="P1"><text:a xlink:type="simple" xlink:href="http://hyperphysics.phy-astr.gsu.edu/hbase/frict2.html"><text:span text:style-name="T16">http://hyperphysics.phy-astr.gsu.edu/hbase/frict2.html</text:span></text:a></text:p>
      <text:p text:style-name="P5"/>
      <text:h text:style-name="P14" text:outline-level="4"><text:bookmark text:name="Approximate_coefficients_of_friction"/>Approximate coefficients of friction</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21">Materials</text:p>
          </table:table-cell>
          <table:covered-table-cell/>
          <table:table-cell table:style-name="Table1.C1" table:number-columns-spanned="2" office:value-type="string">
            <text:p text:style-name="P21">Static friction, <draw:frame draw:style-name="fr1" draw:name="graphics1" text:anchor-type="as-char" svg:width="0.1874in" svg:height="0.1457in" draw:z-index="0"><draw:image xlink:href="http://upload.wikimedia.org/math/d/8/f/d8f3b29a95d1c45dc16339fa4caf3acf.png" xlink:type="simple" xlink:show="embed" xlink:actuate="onLoad"/></draw:frame></text:p>
          </table:table-cell>
          <table:covered-table-cell/>
        </table:table-row>
        <table:table-row>
          <table:covered-table-cell/>
          <table:covered-table-cell/>
          <table:table-cell table:style-name="Table1.C2" office:value-type="string">
            <text:p text:style-name="P21">Dry &amp; clean</text:p>
          </table:table-cell>
          <table:table-cell table:style-name="Table1.D2" office:value-type="string">
            <text:p text:style-name="P21">Lubricated</text:p>
          </table:table-cell>
        </table:table-row>
        <text:soft-page-break/>
        <table:table-row>
          <table:table-cell table:style-name="Table1.C2" office:value-type="string">
            <text:p text:style-name="P21">Aluminum</text:p>
          </table:table-cell>
          <table:table-cell table:style-name="Table1.C2" office:value-type="string">
            <text:p text:style-name="P21">Steel</text:p>
          </table:table-cell>
          <table:table-cell table:style-name="Table1.C3" office:value-type="string">
            <text:p text:style-name="P15">0.61</text:p>
          </table:table-cell>
          <table:table-cell table:style-name="Table1.D3" office:value-type="string">
            <text:p text:style-name="P17"/>
          </table:table-cell>
        </table:table-row>
        <table:table-row>
          <table:table-cell table:style-name="Table1.C2" office:value-type="string">
            <text:p text:style-name="P21">Copper</text:p>
          </table:table-cell>
          <table:table-cell table:style-name="Table1.C2" office:value-type="string">
            <text:p text:style-name="P21">Steel</text:p>
          </table:table-cell>
          <table:table-cell table:style-name="Table1.C3" office:value-type="string">
            <text:p text:style-name="P15">0.53</text:p>
          </table:table-cell>
          <table:table-cell table:style-name="Table1.D3" office:value-type="string">
            <text:p text:style-name="P17"/>
          </table:table-cell>
        </table:table-row>
        <table:table-row>
          <table:table-cell table:style-name="Table1.C2" office:value-type="string">
            <text:p text:style-name="P21">Brass</text:p>
          </table:table-cell>
          <table:table-cell table:style-name="Table1.C2" office:value-type="string">
            <text:p text:style-name="P21">Steel</text:p>
          </table:table-cell>
          <table:table-cell table:style-name="Table1.C3" office:value-type="string">
            <text:p text:style-name="P15">0.51</text:p>
          </table:table-cell>
          <table:table-cell table:style-name="Table1.D3" office:value-type="string">
            <text:p text:style-name="P17"/>
          </table:table-cell>
        </table:table-row>
        <table:table-row>
          <table:table-cell table:style-name="Table1.C2" office:value-type="string">
            <text:p text:style-name="P21">Cast iron</text:p>
          </table:table-cell>
          <table:table-cell table:style-name="Table1.C2" office:value-type="string">
            <text:p text:style-name="P21">Copper</text:p>
          </table:table-cell>
          <table:table-cell table:style-name="Table1.C3" office:value-type="string">
            <text:p text:style-name="P15">1.05</text:p>
          </table:table-cell>
          <table:table-cell table:style-name="Table1.D3" office:value-type="string">
            <text:p text:style-name="P17"/>
          </table:table-cell>
        </table:table-row>
        <table:table-row>
          <table:table-cell table:style-name="Table1.C2" office:value-type="string">
            <text:p text:style-name="P21">Cast iron</text:p>
          </table:table-cell>
          <table:table-cell table:style-name="Table1.C2" office:value-type="string">
            <text:p text:style-name="P21">Zinc</text:p>
          </table:table-cell>
          <table:table-cell table:style-name="Table1.C3" office:value-type="string">
            <text:p text:style-name="P15">0.85</text:p>
          </table:table-cell>
          <table:table-cell table:style-name="Table1.D3" office:value-type="string">
            <text:p text:style-name="P17"/>
          </table:table-cell>
        </table:table-row>
        <table:table-row>
          <table:table-cell table:style-name="Table1.C2" office:value-type="string">
            <text:p text:style-name="P21">Concrete (wet)</text:p>
          </table:table-cell>
          <table:table-cell table:style-name="Table1.C2" office:value-type="string">
            <text:p text:style-name="P21">Rubber</text:p>
          </table:table-cell>
          <table:table-cell table:style-name="Table1.C3" office:value-type="string">
            <text:p text:style-name="P15">0.30</text:p>
          </table:table-cell>
          <table:table-cell table:style-name="Table1.D3" office:value-type="string">
            <text:p text:style-name="P17"/>
          </table:table-cell>
        </table:table-row>
        <table:table-row>
          <table:table-cell table:style-name="Table1.C2" office:value-type="string">
            <text:p text:style-name="P21">Concrete (dry)</text:p>
          </table:table-cell>
          <table:table-cell table:style-name="Table1.C2" office:value-type="string">
            <text:p text:style-name="P21">Rubber</text:p>
          </table:table-cell>
          <table:table-cell table:style-name="Table1.C3" office:value-type="string">
            <text:p text:style-name="P15">1.0</text:p>
          </table:table-cell>
          <table:table-cell table:style-name="Table1.D3" office:value-type="string">
            <text:p text:style-name="P17"/>
          </table:table-cell>
        </table:table-row>
        <table:table-row>
          <table:table-cell table:style-name="Table1.C2" office:value-type="string">
            <text:p text:style-name="P21">Concrete</text:p>
          </table:table-cell>
          <table:table-cell table:style-name="Table1.C2" office:value-type="string">
            <text:p text:style-name="P21">Wood</text:p>
          </table:table-cell>
          <table:table-cell table:style-name="Table1.C3" office:value-type="string">
            <text:p text:style-name="P2"><text:span text:style-name="T16">0.62</text:span><text:bookmark text:name="cite_ref-engHandbook_8-0"/><text:a xlink:type="simple" xlink:href="http://en.wikipedia.org/wiki/Friction#cite_note-engHandbook-8"><text:span text:style-name="T6">[9]</text:span></text:a></text:p>
          </table:table-cell>
          <table:table-cell table:style-name="Table1.D3" office:value-type="string">
            <text:p text:style-name="P17"/>
          </table:table-cell>
        </table:table-row>
        <table:table-row>
          <table:table-cell table:style-name="Table1.C2" office:value-type="string">
            <text:p text:style-name="P21">Copper</text:p>
          </table:table-cell>
          <table:table-cell table:style-name="Table1.C2" office:value-type="string">
            <text:p text:style-name="P21">Glass</text:p>
          </table:table-cell>
          <table:table-cell table:style-name="Table1.C3" office:value-type="string">
            <text:p text:style-name="P15">0.68</text:p>
          </table:table-cell>
          <table:table-cell table:style-name="Table1.D3" office:value-type="string">
            <text:p text:style-name="P17"/>
          </table:table-cell>
        </table:table-row>
        <table:table-row>
          <table:table-cell table:style-name="Table1.C2" office:value-type="string">
            <text:p text:style-name="P21">Glass</text:p>
          </table:table-cell>
          <table:table-cell table:style-name="Table1.C2" office:value-type="string">
            <text:p text:style-name="P21">Glass</text:p>
          </table:table-cell>
          <table:table-cell table:style-name="Table1.C3" office:value-type="string">
            <text:p text:style-name="P15">0.94</text:p>
          </table:table-cell>
          <table:table-cell table:style-name="Table1.D3" office:value-type="string">
            <text:p text:style-name="P17"/>
          </table:table-cell>
        </table:table-row>
        <table:table-row>
          <table:table-cell table:style-name="Table1.C2" office:value-type="string">
            <text:p text:style-name="P21">Metal</text:p>
          </table:table-cell>
          <table:table-cell table:style-name="Table1.C2" office:value-type="string">
            <text:p text:style-name="P21">Wood</text:p>
          </table:table-cell>
          <table:table-cell table:style-name="Table1.C3" office:value-type="string">
            <text:p text:style-name="P2"><text:span text:style-name="T16">0.2–0.6</text:span><text:bookmark text:name="cite_ref-engHandbook_8-1"/><text:a xlink:type="simple" xlink:href="http://en.wikipedia.org/wiki/Friction#cite_note-engHandbook-8"><text:span text:style-name="T6">[9]</text:span></text:a></text:p>
          </table:table-cell>
          <table:table-cell table:style-name="Table1.D3" office:value-type="string">
            <text:p text:style-name="P2"><text:span text:style-name="T16">0.2 (wet)</text:span><text:bookmark text:name="cite_ref-engHandbook_8-2"/><text:a xlink:type="simple" xlink:href="http://en.wikipedia.org/wiki/Friction#cite_note-engHandbook-8"><text:span text:style-name="T6">[9]</text:span></text:a></text:p>
          </table:table-cell>
        </table:table-row>
        <table:table-row>
          <table:table-cell table:style-name="Table1.C2" office:value-type="string">
            <text:p text:style-name="P21">Polythene</text:p>
          </table:table-cell>
          <table:table-cell table:style-name="Table1.C2" office:value-type="string">
            <text:p text:style-name="P21">Steel</text:p>
          </table:table-cell>
          <table:table-cell table:style-name="Table1.C3" office:value-type="string">
            <text:p text:style-name="P2"><text:span text:style-name="T16">0.2</text:span><text:bookmark text:name="cite_ref-eng_9-0"/><text:a xlink:type="simple" xlink:href="http://en.wikipedia.org/wiki/Friction#cite_note-eng-9"><text:span text:style-name="T6">[10]</text:span></text:a></text:p>
          </table:table-cell>
          <table:table-cell table:style-name="Table1.D3" office:value-type="string">
            <text:p text:style-name="P2"><text:span text:style-name="T16">0.2</text:span><text:bookmark text:name="cite_ref-eng_9-1"/><text:a xlink:type="simple" xlink:href="http://en.wikipedia.org/wiki/Friction#cite_note-eng-9"><text:span text:style-name="T6">[10]</text:span></text:a></text:p>
          </table:table-cell>
        </table:table-row>
        <table:table-row>
          <table:table-cell table:style-name="Table1.C2" office:value-type="string">
            <text:p text:style-name="P21">Steel</text:p>
          </table:table-cell>
          <table:table-cell table:style-name="Table1.C2" office:value-type="string">
            <text:p text:style-name="P21">Steel</text:p>
          </table:table-cell>
          <table:table-cell table:style-name="Table1.C3" office:value-type="string">
            <text:p text:style-name="P2"><text:span text:style-name="T16">0.80</text:span><text:bookmark text:name="cite_ref-eng_9-2"/><text:a xlink:type="simple" xlink:href="http://en.wikipedia.org/wiki/Friction#cite_note-eng-9"><text:span text:style-name="T6">[10]</text:span></text:a></text:p>
          </table:table-cell>
          <table:table-cell table:style-name="Table1.D3" office:value-type="string">
            <text:p text:style-name="P2"><text:span text:style-name="T16">0.16</text:span><text:bookmark text:name="cite_ref-eng_9-3"/><text:a xlink:type="simple" xlink:href="http://en.wikipedia.org/wiki/Friction#cite_note-eng-9"><text:span text:style-name="T6">[10]</text:span></text:a></text:p>
          </table:table-cell>
        </table:table-row>
        <table:table-row>
          <table:table-cell table:style-name="Table1.C2" office:value-type="string">
            <text:p text:style-name="P21">Steel</text:p>
          </table:table-cell>
          <table:table-cell table:style-name="Table1.C2" office:value-type="string">
            <text:p text:style-name="P21">Teflon</text:p>
          </table:table-cell>
          <table:table-cell table:style-name="Table1.C3" office:value-type="string">
            <text:p text:style-name="P2"><text:span text:style-name="T16">0.04</text:span><text:bookmark text:name="cite_ref-eng_9-4"/><text:a xlink:type="simple" xlink:href="http://en.wikipedia.org/wiki/Friction#cite_note-eng-9"><text:span text:style-name="T6">[10]</text:span></text:a></text:p>
          </table:table-cell>
          <table:table-cell table:style-name="Table1.D3" office:value-type="string">
            <text:p text:style-name="P2"><text:span text:style-name="T16">0.04</text:span><text:bookmark text:name="cite_ref-eng_9-5"/><text:a xlink:type="simple" xlink:href="http://en.wikipedia.org/wiki/Friction#cite_note-eng-9"><text:span text:style-name="T6">[10]</text:span></text:a></text:p>
          </table:table-cell>
        </table:table-row>
        <table:table-row>
          <table:table-cell table:style-name="Table1.C2" office:value-type="string">
            <text:p text:style-name="P21">Teflon</text:p>
          </table:table-cell>
          <table:table-cell table:style-name="Table1.C2" office:value-type="string">
            <text:p text:style-name="P21">Teflon</text:p>
          </table:table-cell>
          <table:table-cell table:style-name="Table1.C3" office:value-type="string">
            <text:p text:style-name="P2"><text:span text:style-name="T16">0.04</text:span><text:bookmark text:name="cite_ref-eng_9-6"/><text:a xlink:type="simple" xlink:href="http://en.wikipedia.org/wiki/Friction#cite_note-eng-9"><text:span text:style-name="T6">[10]</text:span></text:a></text:p>
          </table:table-cell>
          <table:table-cell table:style-name="Table1.D3" office:value-type="string">
            <text:p text:style-name="P2"><text:span text:style-name="T16">0.04</text:span><text:bookmark text:name="cite_ref-eng_9-7"/><text:a xlink:type="simple" xlink:href="http://en.wikipedia.org/wiki/Friction#cite_note-eng-9"><text:span text:style-name="T6">[10]</text:span></text:a></text:p>
          </table:table-cell>
        </table:table-row>
        <table:table-row>
          <table:table-cell table:style-name="Table1.C2" office:value-type="string">
            <text:p text:style-name="P21">Wood</text:p>
          </table:table-cell>
          <table:table-cell table:style-name="Table1.C2" office:value-type="string">
            <text:p text:style-name="P21">Wood</text:p>
          </table:table-cell>
          <table:table-cell table:style-name="Table1.C3" office:value-type="string">
            <text:p text:style-name="P2"><text:span text:style-name="T16">0.25–0.5</text:span><text:bookmark text:name="cite_ref-engHandbook_8-3"/><text:a xlink:type="simple" xlink:href="http://en.wikipedia.org/wiki/Friction#cite_note-engHandbook-8"><text:span text:style-name="T6">[9]</text:span></text:a></text:p>
          </table:table-cell>
          <table:table-cell table:style-name="Table1.D3" office:value-type="string">
            <text:p text:style-name="P2"><text:span text:style-name="T16">0.2 (wet)</text:span><text:bookmark text:name="cite_ref-engHandbook_8-4"/><text:a xlink:type="simple" xlink:href="http://en.wikipedia.org/wiki/Friction#cite_note-engHandbook-8"><text:span text:style-name="T6">[9]</text:span></text:a></text:p>
          </table:table-cell>
        </table:table-row>
      </table:table>
      <text:p text:style-name="P10">From wikipedia<text:line-break/></text:p>
      <text:p text:style-name="P5"/>
      <text:p text:style-name="P5"/>
      <text:p text:style-name="P5">form factor: </text:p>
      <text:list xml:id="list722862220" text:style-name="L1">
        <text:list-item>
          <text:list>
            <text:list-item>
              <text:p text:style-name="P6">all the mass is in the center<text:line-break/>0.4 the body is solid (with homogeneous density)<text:line-break/>1.0 all the mass is in the surface (hollow body)</text:p>
              <text:p text:style-name="P4"><text:a xlink:type="simple" xlink:href="http://blenderartists.org/forum/archive/index.php/t-138645.html"><text:span text:style-name="T16">http://blenderartists.org/forum/archive/index.php/t-138645.html</text:span></text:a></text:p>
            </text:list-item>
          </text:list>
        </text:list-item>
      </text:list>
      <text:p text:style-name="P5"/>
      <text:p text:style-name="P5">vehicle modeling with constraints</text:p>
      <text:p text:style-name="P1"><text:a xlink:type="simple" xlink:href="http://bulletphysics.org/Bullet/phpBB3/viewtopic.php?f=9&amp;t=7074"><text:span text:style-name="T16">http://bulletphysics.org/Bullet/phpBB3/viewtopic.php?f=9&amp;t=7074</text:span></text:a></text:p>
      <text:p text:style-name="P5"/>
      <text:p text:style-name="P5">maddock document on ray cast vehicle simulation</text:p>
      <text:p text:style-name="P1"><text:a xlink:type="simple" xlink:href="https://docs.google.com/document/edit?id=18edpOwtGgCwNyvakS78jxMajCuezotCU_0iezcwiFQc"><text:span text:style-name="T16">https://docs.google.com/document/edit?id=18edpOwtGgCwNyvakS78jxMajCuezotCU_0iezcwiFQc</text:span></text:a></text:p>
      <text:p text:style-name="P5"/>
      <text:h text:style-name="P19" text:outline-level="2"><text:bookmark text:name="internal-source-marker_0.63118483312428"/>Calculating the Slip Angle</text:h>
      <text:p text:style-name="P13"><text:span text:style-name="T2">Pacejka uses the slip angle to calculate the maximum friction force.</text:span><text:line-break/><text:line-break/><text:span text:style-name="T2">              </text:span><text:span text:style-name="T11">const</text:span><text:span text:style-name="T2"> </text:span><text:span text:style-name="T13">btRigidBody</text:span><text:span text:style-name="T4">* </text:span><text:span text:style-name="T11">const</text:span><text:span text:style-name="T2"> </text:span><text:span text:style-name="T13">chassis</text:span><text:span text:style-name="T2"> </text:span><text:span text:style-name="T4">= </text:span><text:span text:style-name="T13">vehicle</text:span><text:span text:style-name="T4">-&gt;</text:span><text:span text:style-name="T13">getRigidBody</text:span><text:span text:style-name="T4">();</text:span><text:line-break/><text:span text:style-name="T2">              </text:span><text:span text:style-name="T11">const</text:span><text:span text:style-name="T2"> </text:span><text:span text:style-name="T13">btWheelInfo</text:span><text:span text:style-name="T4">&amp; </text:span><text:span text:style-name="T13">wheel_info</text:span><text:span text:style-name="T2"> </text:span><text:span text:style-name="T4">= </text:span><text:span text:style-name="T13">vehicle</text:span><text:span text:style-name="T4">-&gt;</text:span><text:span text:style-name="T13">getWheelInfo</text:span><text:span text:style-name="T4">(</text:span><text:span text:style-name="T13">i</text:span><text:span text:style-name="T4">);</text:span><text:line-break/><text:span text:style-name="T2">              </text:span><text:span text:style-name="T15">// Calculate velocity of wheel wrt ground</text:span><text:line-break/><text:span text:style-name="T2">              </text:span><text:span text:style-name="T13">btVector3</text:span><text:span text:style-name="T2"> </text:span><text:span text:style-name="T13">rel_pos1</text:span><text:span text:style-name="T2"> </text:span><text:span text:style-name="T4">= </text:span><text:span text:style-name="T13">wheel_info</text:span><text:span text:style-name="T4">.</text:span><text:span text:style-name="T13">m_raycastInfo</text:span><text:span text:style-name="T4">.</text:span><text:span text:style-name="T13">m_contactPointWS</text:span><text:span text:style-name="T2"> </text:span><text:span text:style-name="T4">- </text:span><text:span text:style-name="T13">chassis</text:span><text:span text:style-name="T4">-&gt;</text:span><text:span text:style-name="T13">getCenterOfMassPosition</text:span><text:span text:style-name="T4">();</text:span><text:line-break/><text:span text:style-name="T2">              </text:span><text:span text:style-name="T13">btVector3</text:span><text:span text:style-name="T2"> </text:span><text:span text:style-name="T13">vel</text:span><text:span text:style-name="T2"> </text:span><text:span text:style-name="T4">= </text:span><text:span text:style-name="T13">chassis</text:span><text:span text:style-name="T4">-&gt;</text:span><text:span text:style-name="T13">getVelocityInLocalPoint</text:span><text:span text:style-name="T4">(</text:span><text:span text:style-name="T13">rel_pos1</text:span><text:span text:style-name="T4">);</text:span><text:line-break/><text:span text:style-name="T2"> </text:span><text:line-break/><text:span text:style-name="T2">              </text:span><text:span text:style-name="T15">// Calculate velocity in x &amp; y</text:span><text:line-break/><text:span text:style-name="T2">              </text:span><text:span text:style-name="T13">btScalar</text:span><text:span text:style-name="T2"> </text:span><text:span text:style-name="T13">vz</text:span><text:span text:style-name="T2"> </text:span><text:span text:style-name="T4">= -</text:span><text:span text:style-name="T13">vehicle</text:span><text:span text:style-name="T4">-&gt;</text:span><text:span text:style-name="T13">getForward</text:span><text:span text:style-name="T4">(</text:span><text:span text:style-name="T13">i</text:span><text:span text:style-name="T4">).</text:span><text:span text:style-name="T13">dot</text:span><text:span text:style-name="T4">(</text:span><text:span text:style-name="T13">vel</text:span><text:span text:style-name="T4">);</text:span><text:line-break/><text:span text:style-name="T2">              </text:span><text:span text:style-name="T13">btScalar</text:span><text:span text:style-name="T2"> </text:span><text:span text:style-name="T13">vx</text:span><text:span text:style-name="T2"> </text:span><text:span text:style-name="T4">= </text:span><text:span text:style-name="T13">vehicle</text:span><text:span text:style-name="T4">-&gt;</text:span><text:span text:style-name="T13">getAxle</text:span><text:span text:style-name="T4">(</text:span><text:span text:style-name="T13">i</text:span><text:span text:style-name="T4">).</text:span><text:span text:style-name="T13">dot</text:span><text:span text:style-name="T4">(</text:span><text:span text:style-name="T13">vel</text:span><text:span text:style-name="T4">);</text:span><text:line-break/><text:span text:style-name="T2"> </text:span><text:line-break/><text:span text:style-name="T2">              </text:span><text:span text:style-name="T15">// Calculate slip angle of wheel.</text:span><text:line-break/><text:soft-page-break/><text:span text:style-name="T2">              </text:span><text:span text:style-name="T13">btScalar</text:span><text:span text:style-name="T2"> </text:span><text:span text:style-name="T13">slip_angle</text:span><text:span text:style-name="T2"> </text:span><text:span text:style-name="T4">= </text:span><text:span text:style-name="T13">btAtan2</text:span><text:span text:style-name="T4">(</text:span><text:span text:style-name="T13">vx</text:span><text:span text:style-name="T4">, </text:span><text:span text:style-name="T13">btFabs</text:span><text:span text:style-name="T4">(</text:span><text:span text:style-name="T13">vz</text:span><text:span text:style-name="T4">));</text:span><text:line-break/><text:span text:style-name="T2"> </text:span></text:p>
      <text:p text:style-name="P5"/>
      <text:p text:style-name="P5">accuracy of USARSim</text:p>
      <text:p text:style-name="P1"><text:a xlink:type="simple" xlink:href="http://www.mit.edu/~robbel/PerMIS07.Final_Pepper.pdf"><text:span text:style-name="T16">http://www.mit.edu/~robbel/PerMIS07.Final_Pepper.pdf</text:span></text:a></text:p>
      <text:p text:style-name="P5"/>
      <text:p text:style-name="P5"/>
      <text:p text:style-name="P5"/>
      <text:p text:style-name="P5">models:</text:p>
      <text:p text:style-name="P5"/>
      <text:p text:style-name="P1"><text:a xlink:type="simple" xlink:href="http://www.edgedsign.com/Peoples_Street_MOUT_database.html"><text:span text:style-name="T16">http://www.edgedsign.com/Peoples_Street_MOUT_database.html</text:span></text:a></text:p>
      <text:p text:style-name="P5"/>
      <text:p text:style-name="P5"/>
      <text:p text:style-name="P5"/>
      <text:p text:style-name="P5"/>
      <text:p text:style-name="P5">blender constraint types</text:p>
      <text:p text:style-name="P5"><text:line-break/></text:p>
      <table:table table:name="Table2" table:style-name="Table2">
        <table:table-column table:style-name="Table2.A"/>
        <table:table-column table:style-name="Table2.B"/>
        <table:table-row>
          <table:table-cell table:style-name="Table2.A1" office:value-type="string">
            <text:p text:style-name="P22">Type :</text:p>
          </table:table-cell>
          <table:table-cell table:style-name="Table2.A1" office:value-type="string">
            <text:p text:style-name="P16">enum in [‘COPY_LOCATION’, ‘COPY_ROTATION’, ‘COPY_SCALE’, ‘COPY_TRANSFORMS’, ‘LIMIT_DISTANCE’, ‘LIMIT_LOCATION’, ‘LIMIT_ROTATION’, ‘LIMIT_SCALE’, ‘MAINTAIN_VOLUME’, ‘TRANSFORM’, ‘CLAMP_TO’, ‘DAMPED_TRACK’, ‘IK’, ‘LOCKED_TRACK’, ‘SPLINE_IK’, ‘STRETCH_TO’, ‘TRACK_TO’, ‘ACTION’, ‘CHILD_OF’, ‘FLOOR’, ‘FOLLOW_PATH’, ‘PIVOT’, ‘RIGID_BODY_JOINT’, ‘SCRIPT’, ‘SHRINKWRAP’], default ‘COPY_LOCATION’, (readonly)</text:p>
          </table:table-cell>
        </table:table-row>
      </table:table>
      <text:p text:style-name="P5"/>
      <text:p text:style-name="P8">wheel object members:</text:p>
      <text:p text:style-name="P5">['__class__', '__contains__', '__delattr__', '__delitem__', '__doc__', '__eq__', '__format__', '__ge__', '__getattribute__', '__getitem__', '__gt__', '__hash__', '__init__', '__le__', '__lt__', '__ne__', '__new__', '__reduce__', '__reduce_ex__', '__repr__', '__setattr__', '__setitem__', '__sizeof__', '__str__', '__subclasshook__', 'actuators', 'alignAxisToVect', 'angularVelocity', 'applyForce', 'applyImpulse', 'applyMovement', 'applyRotation', 'applyTorque', 'attrDict', 'children', 'childrenRecursive', 'color', 'controllers', 'disableRigidBody', 'enableRigidBody', 'endObject', 'get', 'getAngularVelocity', 'getAxisVect', 'getDistanceTo', 'getLinearVelocity', 'getPhysicsId', 'getPropertyNames', 'getReactionForce', 'getVectTo', 'getVelocity', 'invalid', 'life', 'linVelocityMax', 'linVelocityMin', 'linearVelocity', 'localAngularVelocity', 'localInertia', 'localLinearVelocity', 'localOrientation', 'localPosition', 'localScale', 'mass', 'meshes', 'name', 'occlusion', 'orientation', 'parent', 'position', 'rayCast', 'rayCastTo', 'reinstancePhysicsMesh', 'removeParent', 'replaceMesh', 'restoreDynamics', 'scaling', 'sendMessage', 'sensors', 'setAngularVelocity', 'setCollisionMargin', 'setLinearVelocity', 'setOcclusion', 'setParent', 'setVisible', 'state', 'suspendDynamics', 'timeOffset', 'visible', 'worldAngularVelocity', 'worldLinearVelocity', 'worldOrientation', 'worldPosition', 'worldScale'] </text:p>
      <text:p text:style-name="P5"/>
      <text:p text:style-name="P5">scene object members:</text:p>
      <text:p text:style-name="P5">######## ROBOT 'rmp400_chassis' INITIALIZING ######## </text:p>
      <text:p text:style-name="P5">['__class__', '__contains__', '__delattr__', '__delitem__', '__doc__', '__eq__', '__format__', '__ge__', '__getattribute__', '__getitem__', '__gt__', '__hash__', '__init__', '__le__', '__lt__', '__ne__', '__new__', '__reduce__', '__reduce_ex__', '__repr__', '__setattr__', '__setitem__', '__sizeof__', '__str__', '__subclasshook__', 'active_camera', 'activity_culling', 'activity_culling_radius', 'addObject', 'cameras', 'dbvt_culling', 'end', 'get', 'invalid', 'lights', 'name', 'objects', 'objectsInactive', 'post_draw', 'pre_draw', 'replace', 'restart', 'resume', 'suspend', 'suspended'] </text:p>
      <text:p text:style-name="P5"/>
      <text:p text:style-name="P5">scene.objects members:</text:p>
      <text:p text:style-name="P5">['__add__', '__class__', '__contains__', '__delattr__', '__doc__', '__eq__', '__format__', '__ge__', '__getattribute__', '__getitem__', '__gt__', '__hash__', '__init__', '__le__', '__len__', '__lt__', '__ne__', '__new__', '__reduce__', '__reduce_ex__', '__repr__', '__setattr__', '__sizeof__', '__str__', '__subclasshook__', 'append', 'count', 'from_id', 'get', 'index', 'invalid', 'name', 'reverse'] </text:p>
      <text:p text:style-name="P5"/>
      <text:p text:style-name="P5"/>
      <text:p text:style-name="P5"/>
      <text:p text:style-name="P5">accessing constraints in python code</text:p>
      <text:p text:style-name="P1"><text:a xlink:type="simple" xlink:href="http://blenderartists.org/forum/showthread.php?212843-Change-rigid-body-constraint-properties-while-game-running"><text:span text:style-name="T16">http://blenderartists.org/forum/showthread.php?212843-Change-rigid-body-constraint-properties-while-game-running</text:span></text:a></text:p>
      <text:p text:style-name="P5">only constraints created in code can be accessed</text:p>
      <text:p text:style-name="P5"/>
      <text:p text:style-name="P5">working on adding constraints to build vehicle in code</text:p>
      <text:p text:style-name="P1"><text:a xlink:type="simple" xlink:href="http://www.tutorialsforblender3d.com/GameModule/ClassKX_PyConstraintBinding_1f.html"><text:span text:style-name="T16">http://www.tutorialsforblender3d.com/GameModule/ClassKX_PyConstraintBinding_1f.html</text:span></text:a></text:p>
      <text:p text:style-name="P5"/>
      <text:p text:style-name="P8">Vehicle Model Comparisons</text:p>
      <text:p text:style-name="P5"/>
      <text:p text:style-name="P5">static data – physics constraints on wheels</text:p>
      <text:p text:style-name="P5">time</text:p>
      <text:p text:style-name="P5"><text:s/>81.7260</text:p>
      <text:p text:style-name="P5">avg vel</text:p>
      <text:p text:style-name="P5"><text:s text:c="4"/>0.0040</text:p>
      <text:p text:style-name="P5">std dev vel</text:p>
      <text:p text:style-name="P5"><text:s text:c="4"/>0.0021</text:p>
      <text:p text:style-name="P5"/>
      <text:p text:style-name="P5"/>
      <text:p text:style-name="P5">wheels spread – friction = 1.5</text:p>
      <text:p text:style-name="P5">actual elapsed time:</text:p>
      <text:p text:style-name="P5"><text:s text:c="3"/>93.0820</text:p>
      <text:p text:style-name="P5">avg vel</text:p>
      <text:p text:style-name="P5"><text:s text:c="4"/>0.0046</text:p>
      <text:p text:style-name="P5">std dev vel</text:p>
      <text:p text:style-name="P5"><text:s text:c="4"/>0.0022</text:p>
      <text:p text:style-name="P5"/>
      <text:p text:style-name="P5">wheels spread – friction = 50</text:p>
      <text:p text:style-name="P5">actual elapsed time:</text:p>
      <text:p text:style-name="P5"><text:s text:c="3"/>52.3590</text:p>
      <text:p text:style-name="P5">avg vel</text:p>
      <text:p text:style-name="P5"><text:s text:c="4"/>0.0061</text:p>
      <text:p text:style-name="P5">std dev vel</text:p>
      <text:p text:style-name="P5"><text:s text:c="4"/>0.0020</text:p>
      <text:p text:style-name="P5"/>
      <text:p text:style-name="P5">wheels not attached</text:p>
      <text:p text:style-name="P5">actual elapsed time:</text:p>
      <text:p text:style-name="P5"><text:s text:c="3"/>98.4610</text:p>
      <text:p text:style-name="P5">avg vel</text:p>
      <text:p text:style-name="P5"><text:s text:c="3"/>2.5513e-04</text:p>
      <text:p text:style-name="P5">std dev vel</text:p>
      <text:p text:style-name="P5"><text:s text:c="4"/>0.0016</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Courier New" svg:font-family="'Courier New'"/>
    <style:font-face style:name="Lohit Hindi1" svg:font-family="'Lohit Hindi'"/>
    <style:font-face style:name="Times New Roman" svg:font-family="'Times New Roman'"/>
    <style:font-face style:name="sans-serif" svg:font-family="sans-serif"/>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odo</meta:initial-creator>
    <meta:creation-date>2011-07-24T21:09:28</meta:creation-date>
    <dc:date>2011-08-01T13:25:02</dc:date>
    <dc:creator>David Hodo</dc:creator>
    <meta:editing-duration>PT7H47M46S</meta:editing-duration>
    <meta:editing-cycles>10</meta:editing-cycles>
    <meta:generator>LibreOffice/3.3$Unix LibreOffice_project/330m19$Build-202</meta:generator>
    <meta:document-statistic meta:table-count="2" meta:image-count="1" meta:object-count="0" meta:page-count="5" meta:paragraph-count="136" meta:word-count="1126" meta:character-count="9132"/>
  </office:meta>
</office:document-meta>
</file>